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Measured 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ndition 1</text:p>
          </table:table-cell>
          <table:table-cell table:style-name="ce1" office:value-type="string" calcext:value-type="string">
            <text:p>Condition 2</text:p>
          </table:table-cell>
          <table:table-cell table:style-name="ce1" office:value-type="string" calcext:value-type="string">
            <text:p>Condition 3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I_VBus</text:p>
          </table:table-cell>
          <table:table-cell office:value-type="float" office:value="0.228" calcext:value-type="float">
            <text:p>0,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arging</text:p>
          </table:table-cell>
          <table:table-cell office:value-type="string" calcext:value-type="string">
            <text:p>VBUS = 5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_VBus</text:p>
          </table:table-cell>
          <table:table-cell office:value-type="float" office:value="0.228" calcext:value-type="float">
            <text:p>0,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arging</text:p>
          </table:table-cell>
          <table:table-cell office:value-type="string" calcext:value-type="string">
            <text:p>VBUS = 5.5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_VBus</text:p>
          </table:table-cell>
          <table:table-cell office:value-type="float" office:value="0.229" calcext:value-type="float">
            <text:p>0,2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arging</text:p>
          </table:table-cell>
          <table:table-cell office:value-type="string" calcext:value-type="string">
            <text:p>VBUS = 4.5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_VBat</text:p>
          </table:table-cell>
          <table:table-cell office:value-type="float" office:value="0.01587" calcext:value-type="float">
            <text:p>0,01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Bat = 3.7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_VBat</text:p>
          </table:table-cell>
          <table:table-cell office:value-type="float" office:value="0.01576" calcext:value-type="float">
            <text:p>0,015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Bat = 3.3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_VBat</text:p>
          </table:table-cell>
          <table:table-cell office:value-type="float" office:value="0.01584" calcext:value-type="float">
            <text:p>0,015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Bat = 4.2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+3V3</text:p>
          </table:table-cell>
          <table:table-cell office:value-type="float" office:value="3.298" calcext:value-type="float">
            <text:p>3,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Bat = 3.3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+3V3</text:p>
          </table:table-cell>
          <table:table-cell office:value-type="float" office:value="3.327" calcext:value-type="float">
            <text:p>3,3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Bat = 3.7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+3V3</text:p>
          </table:table-cell>
          <table:table-cell office:value-type="float" office:value="3.326" calcext:value-type="float">
            <text:p>3,3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Bat = 4.2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-2V</text:p>
          </table:table-cell>
          <table:table-cell office:value-type="float" office:value="-2.059" calcext:value-type="float">
            <text:p>-2,0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Bat = 3.3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-2V</text:p>
          </table:table-cell>
          <table:table-cell office:value-type="float" office:value="-2.059" calcext:value-type="float">
            <text:p>-2,0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Bat = 3.7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-2V</text:p>
          </table:table-cell>
          <table:table-cell office:value-type="float" office:value="-2.059" calcext:value-type="float">
            <text:p>-2,0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Bat = 4.2V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6">00.00.0000</text:date>, <text:time style:data-style-name="N2" text:time-value="13:19:39.86023748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13:10:49.491172413</meta:creation-date>
    <dc:date>2023-07-16T13:40:06.525938596</dc:date>
    <meta:editing-duration>PT21M27S</meta:editing-duration>
    <meta:editing-cycles>9</meta:editing-cycles>
    <meta:generator>LibreOffice/7.5.4.2$Linux_X86_64 LibreOffice_project/36ccfdc35048b057fd9854c757a8b67ec53977b6</meta:generator>
    <meta:document-statistic meta:table-count="1" meta:cell-count="57" meta:object-count="0"/>
  </office:meta>
</office:document-meta>
</file>